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2" svg:font-family="Cantarell" style:font-adornments="Normal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4cm" svg:stroke-color="#cc0000" draw:marker-start-width="0.26cm" draw:marker-end="Arrow" draw:marker-end-width="0.15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cm" draw:marker-start-width="0.305cm" draw:marker-end="Arrow" draw:marker-end-width="0.1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start-width="0.15cm" draw:marker-end="Arrow" draw:marker-end-width="0.15cm" draw:fill="none" draw:textarea-vertical-align="middle"/>
    </style:style>
    <style:style style:name="gr6" style:family="graphic" style:parent-style-name="objectwithoutfill">
      <style:graphic-properties draw:marker-start="Arrow" draw:marker-start-width="0.15cm" draw:marker-end="" draw:marker-end-width="0.15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.45cm" fo:min-width="0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45cm" fo:min-width="0cm" fo:padding-top="0cm" fo:padding-bottom="0cm" fo:padding-left="0cm" fo:padding-right="0cm"/>
    </style:style>
    <style:style style:name="gr9" style:family="graphic" style:parent-style-name="objectwithoutfill">
      <style:graphic-properties svg:stroke-width="0.04cm" draw:marker-start-width="0.26cm" draw:marker-end="Arrow" draw:marker-end-width="0.15cm" draw:fill="none" draw:textarea-vertical-align="middle" fo:padding-top="0.145cm" fo:padding-bottom="0.145cm" fo:padding-left="0.27cm" fo:padding-right="0.27cm"/>
    </style:style>
    <style:style style:name="gr10" style:family="graphic" style:parent-style-name="objectwithoutfill">
      <style:graphic-properties svg:stroke-width="0.04cm" svg:stroke-color="#6666ff" draw:marker-start-width="0.26cm" draw:marker-end="Arrow" draw:marker-end-width="0.15cm" draw:fill="none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6cm" svg:x="4.5cm" svg:y="6.3cm">
          <text:p/>
          <draw:enhanced-geometry svg:viewBox="0 0 21600 21600" draw:path-stretchpoint-x="10800" draw:path-stretchpoint-y="10800" draw:text-areas="?f3 ?f4 ?f5 ?f6" draw:type="round-rectangle" draw:modifiers="1244.71914197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0.301cm" svg:x1="7cm" svg:y1="11.5cm" svg:x2="11cm" svg:y2="7.7cm" draw:start-shape="id1" draw:end-shape="id2" draw:end-glue-point="5" svg:d="m7000 11500h2300v-3800h1700" svg:viewBox="0 0 4001 3801">
          <text:p/>
        </draw:connector>
        <draw:connector draw:style-name="gr2" draw:text-style-name="P1" draw:layer="layout" draw:line-skew="0.301cm" svg:x1="7cm" svg:y1="11.5cm" svg:x2="11cm" svg:y2="9.7cm" draw:start-shape="id1" draw:end-shape="id3" draw:end-glue-point="4" svg:d="m7000 11500h2300v-1800h1700" svg:viewBox="0 0 4001 1801">
          <text:p/>
        </draw:connector>
        <draw:custom-shape draw:style-name="gr3" draw:text-style-name="P1" xml:id="id6" draw:id="id6" draw:layer="layout" svg:width="2cm" svg:height="1cm" svg:x="5cm" svg:y="7cm">
          <text:p text:style-name="P1">Ingress 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2cm" svg:height="1cm" svg:x="5cm" svg:y="9cm">
          <text:p text:style-name="P1">Ingress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2cm" svg:height="1cm" svg:x="5cm" svg:y="11cm">
          <text:p text:style-name="P1">Ingress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2cm" svg:height="1cm" svg:x="10.996cm" svg:y="7cm">
          <draw:glue-point draw:id="4" svg:x="-4.98cm" svg:y="-2cm"/>
          <draw:glue-point draw:id="5" svg:x="-4.98cm" svg:y="2cm"/>
          <text:p text:style-name="P1">Egress 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2cm" svg:height="1cm" svg:x="10.996cm" svg:y="9cm">
          <draw:glue-point draw:id="4" svg:x="-4.98cm" svg:y="2cm"/>
          <draw:glue-point draw:id="5" svg:x="-4.98cm" svg:y="-2cm"/>
          <text:p text:style-name="P1">Egress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2cm" svg:height="1cm" svg:x="10.996cm" svg:y="11cm">
          <draw:glue-point draw:id="4" svg:x="-4.98cm" svg:y="-2cm"/>
          <draw:glue-point draw:id="5" svg:x="-4.98cm" svg:y="2cm"/>
          <text:p text:style-name="P1">Egress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cm" svg:y1="7.8cm" svg:x2="5cm" svg:y2="7.8cm">
          <text:p/>
        </draw:line>
        <draw:line draw:style-name="gr5" draw:text-style-name="P1" draw:layer="layout" svg:x1="4cm" svg:y1="7.5cm" svg:x2="5cm" svg:y2="7.5cm">
          <text:p/>
        </draw:line>
        <draw:line draw:style-name="gr6" draw:text-style-name="P1" draw:layer="layout" svg:x1="4cm" svg:y1="7.2cm" svg:x2="5cm" svg:y2="7.2cm">
          <text:p/>
        </draw:line>
        <draw:line draw:style-name="gr4" draw:text-style-name="P1" draw:layer="layout" svg:x1="4cm" svg:y1="9.8cm" svg:x2="5cm" svg:y2="9.8cm">
          <text:p/>
        </draw:line>
        <draw:line draw:style-name="gr5" draw:text-style-name="P1" draw:layer="layout" svg:x1="4cm" svg:y1="9.5cm" svg:x2="5cm" svg:y2="9.5cm">
          <text:p/>
        </draw:line>
        <draw:line draw:style-name="gr6" draw:text-style-name="P1" draw:layer="layout" svg:x1="4cm" svg:y1="9.2cm" svg:x2="5cm" svg:y2="9.2cm">
          <text:p/>
        </draw:line>
        <draw:line draw:style-name="gr4" draw:text-style-name="P1" draw:layer="layout" svg:x1="4cm" svg:y1="11.8cm" svg:x2="5cm" svg:y2="11.8cm">
          <text:p/>
        </draw:line>
        <draw:line draw:style-name="gr5" draw:text-style-name="P1" draw:layer="layout" svg:x1="4cm" svg:y1="11.5cm" svg:x2="5cm" svg:y2="11.5cm">
          <text:p/>
        </draw:line>
        <draw:line draw:style-name="gr6" draw:text-style-name="P1" draw:layer="layout" svg:x1="4cm" svg:y1="11.2cm" svg:x2="5cm" svg:y2="11.2cm">
          <text:p/>
        </draw:line>
        <draw:frame draw:style-name="gr7" draw:text-style-name="P2" draw:layer="layout" svg:width="1.404cm" svg:height="0.5cm" svg:x="2.5cm" svg:y="6.9cm">
          <draw:text-box>
            <text:p><text:span text:style-name="T1">fifo_wlevel</text:span></text:p>
          </draw:text-box>
        </draw:frame>
        <draw:frame draw:style-name="gr7" draw:text-style-name="P2" draw:layer="layout" svg:width="1.104cm" svg:height="0.7cm" svg:x="2.8cm" svg:y="7.111cm">
          <draw:text-box>
            <text:p><text:span text:style-name="T1">fifo_wen</text:span></text:p>
          </draw:text-box>
        </draw:frame>
        <draw:frame draw:style-name="gr7" draw:text-style-name="P2" draw:layer="layout" svg:width="1.404cm" svg:height="0.7cm" svg:x="2.5cm" svg:y="7.4cm">
          <draw:text-box>
            <text:p><text:span text:style-name="T1">fifo_wdata</text:span></text:p>
          </draw:text-box>
        </draw:frame>
        <draw:frame draw:style-name="gr7" draw:text-style-name="P2" draw:layer="layout" svg:width="1.404cm" svg:height="0.5cm" svg:x="2.5cm" svg:y="8.9cm">
          <draw:text-box>
            <text:p><text:span text:style-name="T1">fifo_wlevel</text:span></text:p>
          </draw:text-box>
        </draw:frame>
        <draw:frame draw:style-name="gr7" draw:text-style-name="P2" draw:layer="layout" svg:width="1.104cm" svg:height="0.7cm" svg:x="2.8cm" svg:y="9.111cm">
          <draw:text-box>
            <text:p><text:span text:style-name="T1">fifo_wen</text:span></text:p>
          </draw:text-box>
        </draw:frame>
        <draw:frame draw:style-name="gr7" draw:text-style-name="P2" draw:layer="layout" svg:width="1.404cm" svg:height="0.7cm" svg:x="2.5cm" svg:y="9.4cm">
          <draw:text-box>
            <text:p><text:span text:style-name="T1">fifo_wdata</text:span></text:p>
          </draw:text-box>
        </draw:frame>
        <draw:frame draw:style-name="gr7" draw:text-style-name="P2" draw:layer="layout" svg:width="1.404cm" svg:height="0.5cm" svg:x="2.5cm" svg:y="10.9cm">
          <draw:text-box>
            <text:p><text:span text:style-name="T1">fifo_wlevel</text:span></text:p>
          </draw:text-box>
        </draw:frame>
        <draw:frame draw:style-name="gr7" draw:text-style-name="P2" draw:layer="layout" svg:width="1.104cm" svg:height="0.7cm" svg:x="2.8cm" svg:y="11.111cm">
          <draw:text-box>
            <text:p><text:span text:style-name="T1">fifo_wen</text:span></text:p>
          </draw:text-box>
        </draw:frame>
        <draw:frame draw:style-name="gr7" draw:text-style-name="P2" draw:layer="layout" svg:width="1.404cm" svg:height="0.7cm" svg:x="2.5cm" svg:y="11.4cm">
          <draw:text-box>
            <text:p><text:span text:style-name="T1">fifo_wdata</text:span></text:p>
          </draw:text-box>
        </draw:frame>
        <draw:line draw:style-name="gr4" draw:text-style-name="P1" draw:layer="layout" svg:x1="12.996cm" svg:y1="11.8cm" svg:x2="13.996cm" svg:y2="11.8cm">
          <text:p/>
        </draw:line>
        <draw:line draw:style-name="gr5" draw:text-style-name="P1" draw:layer="layout" svg:x1="12.996cm" svg:y1="11.5cm" svg:x2="13.996cm" svg:y2="11.5cm">
          <text:p/>
        </draw:line>
        <draw:line draw:style-name="gr6" draw:text-style-name="P1" draw:layer="layout" svg:x1="12.996cm" svg:y1="11.2cm" svg:x2="13.996cm" svg:y2="11.2cm">
          <text:p/>
        </draw:line>
        <draw:frame draw:style-name="gr8" draw:text-style-name="P2" draw:layer="layout" svg:width="1.404cm" svg:height="0.5cm" svg:x="14.096cm" svg:y="10.9cm">
          <draw:text-box>
            <text:p><text:span text:style-name="T1">fifo_wlevel</text:span></text:p>
          </draw:text-box>
        </draw:frame>
        <draw:frame draw:style-name="gr8" draw:text-style-name="P2" draw:layer="layout" svg:width="1.404cm" svg:height="0.7cm" svg:x="14.096cm" svg:y="11.111cm">
          <draw:text-box>
            <text:p><text:span text:style-name="T1">fifo_wen</text:span></text:p>
          </draw:text-box>
        </draw:frame>
        <draw:frame draw:style-name="gr8" draw:text-style-name="P2" draw:layer="layout" svg:width="1.404cm" svg:height="0.7cm" svg:x="14.096cm" svg:y="11.4cm">
          <draw:text-box>
            <text:p><text:span text:style-name="T1">fifo_wdata</text:span></text:p>
          </draw:text-box>
        </draw:frame>
        <draw:line draw:style-name="gr4" draw:text-style-name="P1" draw:layer="layout" svg:x1="12.996cm" svg:y1="9.8cm" svg:x2="13.996cm" svg:y2="9.8cm">
          <text:p/>
        </draw:line>
        <draw:line draw:style-name="gr5" draw:text-style-name="P1" draw:layer="layout" svg:x1="12.996cm" svg:y1="9.5cm" svg:x2="13.996cm" svg:y2="9.5cm">
          <text:p/>
        </draw:line>
        <draw:line draw:style-name="gr6" draw:text-style-name="P1" draw:layer="layout" svg:x1="12.996cm" svg:y1="9.2cm" svg:x2="13.996cm" svg:y2="9.2cm">
          <text:p/>
        </draw:line>
        <draw:frame draw:style-name="gr8" draw:text-style-name="P2" draw:layer="layout" svg:width="1.404cm" svg:height="0.5cm" svg:x="14.096cm" svg:y="8.9cm">
          <draw:text-box>
            <text:p><text:span text:style-name="T1">fifo_wlevel</text:span></text:p>
          </draw:text-box>
        </draw:frame>
        <draw:frame draw:style-name="gr8" draw:text-style-name="P2" draw:layer="layout" svg:width="1.404cm" svg:height="0.7cm" svg:x="14.096cm" svg:y="9.111cm">
          <draw:text-box>
            <text:p><text:span text:style-name="T1">fifo_wen</text:span></text:p>
          </draw:text-box>
        </draw:frame>
        <draw:frame draw:style-name="gr8" draw:text-style-name="P2" draw:layer="layout" svg:width="1.404cm" svg:height="0.7cm" svg:x="14.096cm" svg:y="9.4cm">
          <draw:text-box>
            <text:p><text:span text:style-name="T1">fifo_wdata</text:span></text:p>
          </draw:text-box>
        </draw:frame>
        <draw:line draw:style-name="gr4" draw:text-style-name="P1" draw:layer="layout" svg:x1="12.992cm" svg:y1="7.8cm" svg:x2="13.992cm" svg:y2="7.8cm">
          <text:p/>
        </draw:line>
        <draw:line draw:style-name="gr5" draw:text-style-name="P1" draw:layer="layout" svg:x1="12.992cm" svg:y1="7.5cm" svg:x2="13.992cm" svg:y2="7.5cm">
          <text:p/>
        </draw:line>
        <draw:line draw:style-name="gr6" draw:text-style-name="P1" draw:layer="layout" svg:x1="12.992cm" svg:y1="7.2cm" svg:x2="13.992cm" svg:y2="7.2cm">
          <text:p/>
        </draw:line>
        <draw:frame draw:style-name="gr8" draw:text-style-name="P2" draw:layer="layout" svg:width="1.404cm" svg:height="0.5cm" svg:x="14.092cm" svg:y="6.9cm">
          <draw:text-box>
            <text:p><text:span text:style-name="T1">fifo_wlevel</text:span></text:p>
          </draw:text-box>
        </draw:frame>
        <draw:frame draw:style-name="gr8" draw:text-style-name="P2" draw:layer="layout" svg:width="1.404cm" svg:height="0.7cm" svg:x="14.092cm" svg:y="7.111cm">
          <draw:text-box>
            <text:p><text:span text:style-name="T1">fifo_wen</text:span></text:p>
          </draw:text-box>
        </draw:frame>
        <draw:frame draw:style-name="gr8" draw:text-style-name="P2" draw:layer="layout" svg:width="1.404cm" svg:height="0.7cm" svg:x="14.092cm" svg:y="7.4cm">
          <draw:text-box>
            <text:p><text:span text:style-name="T1">fifo_wdata</text:span></text:p>
          </draw:text-box>
        </draw:frame>
        <draw:connector draw:style-name="gr9" draw:text-style-name="P1" draw:layer="layout" draw:line-skew="-0.299cm" svg:x1="7cm" svg:y1="9.5cm" svg:x2="11cm" svg:y2="7.3cm" draw:start-shape="id4" draw:start-glue-point="1" draw:end-shape="id2" draw:end-glue-point="4" svg:d="m7000 9500h1700v-2200h2300" svg:viewBox="0 0 4001 2201">
          <text:p/>
        </draw:connector>
        <draw:connector draw:style-name="gr9" draw:text-style-name="P1" draw:layer="layout" draw:line-skew="-0.299cm" svg:x1="7cm" svg:y1="9.5cm" svg:x2="11cm" svg:y2="11.7cm" draw:start-shape="id4" draw:end-shape="id5" draw:end-glue-point="5" svg:d="m7000 9500h1700v2200h2300" svg:viewBox="0 0 4001 2201">
          <text:p/>
        </draw:connector>
        <draw:connector draw:style-name="gr10" draw:text-style-name="P1" draw:layer="layout" draw:line-skew="0.001cm" svg:x1="7cm" svg:y1="7.5cm" svg:x2="11cm" svg:y2="9.3cm" draw:start-shape="id6" draw:start-glue-point="1" draw:end-shape="id3" draw:end-glue-point="5" svg:d="m7000 7500h2000v1800h2000" svg:viewBox="0 0 4001 1801">
          <text:p/>
        </draw:connector>
        <draw:connector draw:style-name="gr10" draw:text-style-name="P1" draw:layer="layout" draw:line-skew="0.001cm" svg:x1="7cm" svg:y1="7.5cm" svg:x2="11cm" svg:y2="11.3cm" draw:start-shape="id6" draw:start-glue-point="1" draw:end-shape="id5" draw:end-glue-point="4" svg:d="m7000 7500h2000v3800h2000" svg:viewBox="0 0 4001 3801">
          <text:p/>
        </draw:connector>
        <draw:frame draw:style-name="gr11" draw:text-style-name="P3" draw:layer="layout" svg:width="9cm" svg:height="0.726cm" svg:x="4.5cm" svg:y="6.274cm">
          <draw:text-box>
            <text:p text:style-name="P3"><text:span text:style-name="T2">Rou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2" svg:font-family="Cantarell" style:font-adornments="Normal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ntarell2" fo:font-family="Cantarell" style:font-style-name="Normal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</meta:initial-creator>
    <meta:creation-date>2014-02-02T19:43:41.231107459</meta:creation-date>
    <meta:generator>LibreOffice/4.1.4.2$Linux_X86_64 LibreOffice_project/410m0$Build-2</meta:generator>
    <dc:date>2014-02-22T23:29:10.210379114</dc:date>
    <dc:creator>Christophe </dc:creator>
    <meta:editing-duration>PT11H38M30S</meta:editing-duration>
    <meta:editing-cycles>53</meta:editing-cycles>
    <meta:document-statistic meta:object-count="50"/>
  </office:meta>
</office:document-meta>
</file>